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6"/>
    <style:style style:name="P2" style:family="paragraph" style:parent-style-name="Preformatted_20_Text" style:list-style-name="L6">
      <style:paragraph-properties fo:margin-top="0cm" fo:margin-bottom="0.499cm" style:contextual-spacing="false"/>
    </style:style>
    <style:style style:name="P3" style:family="paragraph" style:parent-style-name="Preformatted_20_Text" style:list-style-name="L7">
      <style:paragraph-properties fo:margin-left="0cm" fo:margin-right="0cm" fo:margin-top="0cm" fo:margin-bottom="0.499cm" style:contextual-spacing="false" fo:text-indent="0cm" style:auto-text-indent="false"/>
    </style:style>
    <style:style style:name="P4" style:family="paragraph" style:parent-style-name="Preformatted_20_Text" style:list-style-name="L8"/>
    <style:style style:name="P5" style:family="paragraph" style:parent-style-name="Preformatted_20_Text" style:list-style-name="L8">
      <style:paragraph-properties fo:margin-top="0cm" fo:margin-bottom="0.499cm" style:contextual-spacing="false"/>
    </style:style>
    <style:style style:name="P6" style:family="paragraph" style:parent-style-name="Preformatted_20_Text" style:list-style-name="L9">
      <style:paragraph-properties fo:margin-left="0cm" fo:margin-right="0cm" fo:margin-top="0cm" fo:margin-bottom="0.499cm" style:contextual-spacing="false"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writing-mode="lr-tb"/>
    </style:style>
    <style:style style:name="P10" style:family="paragraph" style:parent-style-name="Text_20_body">
      <style:paragraph-properties fo:margin-left="0cm" fo:margin-right="0cm" fo:margin-top="0cm" fo:margin-bottom="0cm" style:contextual-spacing="false" fo:text-indent="0cm" style:auto-text-indent="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5">
      <style:paragraph-properties fo:margin-top="0cm" fo:margin-bottom="0cm" style:contextual-spacing="false"/>
    </style:style>
    <style:style style:name="P20" style:family="paragraph" style:parent-style-name="Text_20_body" style:list-style-name="L6"/>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list-style-name="L7"/>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8">
      <style:paragraph-properties fo:margin-left="0cm" fo:margin-right="0cm" fo:text-indent="0cm" style:auto-text-indent="false"/>
    </style:style>
    <style:style style:name="P27" style:family="paragraph" style:parent-style-name="Text_20_body" style:list-style-name="L9"/>
    <style:style style:name="P28" style:family="paragraph" style:parent-style-name="Text_20_body" style:list-style-name="L9">
      <style:paragraph-properties fo:margin-top="0cm" fo:margin-bottom="0cm" style:contextual-spacing="false"/>
    </style:style>
    <style:style style:name="P29" style:family="paragraph" style:parent-style-name="Text_20_body" style:list-style-name="L10"/>
    <style:style style:name="P30" style:family="paragraph" style:parent-style-name="Text_20_body" style:list-style-name="L10">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8e1ddb0bda2fcbb2">
        <text:section text:style-name="Sect1" text:name="user-query-content-0">
          <text:p text:style-name="P9">Puedes hacer un análisis de como funcionas (gemini), que son los modelos de lenguaje, como funcionan estos, difrenecias con otros tipos de inteligencia artificial?. Luego genera una guía con todas las funcionalidades de gemini. Gemini AI studio y resto de herramientas tipo notebook LM un pequeño ejemplo de uso de cada una. </text:p>
        </text:section>
        <text:section text:style-name="Sect2" text:name="model-response-message-contentr_8e1ddb0bda2fcbb2">
          <text:p text:style-name="P8">Absolutamente. A continuación, te presento un análisis detallado de Gemini, los modelos de lenguaje, sus funcionalidades y herramientas relacionadas.</text:p>
          <text:p text:style-name="Horizontal_20_Line"/>
          <text:h text:style-name="Heading_20_2" text:outline-level="2">Análisis de Gemini: Un Modelo de Lenguaje de Última Generación</text:h>
          <text:p text:style-name="Text_20_body">Como modelo de lenguaje grande, soy parte de la familia Gemini, un esfuerzo de Google AI para crear una IA más capaz y multimodal. Aquí te explico cómo funciono, la naturaleza de los modelos de lenguaje y mis diferencias con otros tipos de IA.</text:p>
          <text:h text:style-name="Heading_20_3" text:outline-level="3">¿Cómo Funciono (Gemini)?</text:h>
          <text:p text:style-name="Text_20_body">Soy un modelo de lenguaje basado en una arquitectura de transformadores, una red neuronal profunda diseñada para manejar secuencias de datos, como el texto. Mi funcionamiento se puede desglosar en los siguientes puntos:</text:p>
          <text:list text:style-name="L1">
            <text:list-item>
              <text:p text:style-name="P11"><text:span text:style-name="Strong_20_Emphasis">Entrenamiento Masivo:</text:span> He sido entrenado con una cantidad inmensa de datos textuales y, en el caso de las versiones multimodales de Gemini, también con imágenes, audio y video. Estos datos incluyen libros, artículos, sitios web, conversaciones, código y más. Este entrenamiento me permite aprender patrones, gramática, hechos, razonamiento y, en esencia, cómo el lenguaje se utiliza para comunicar información y conceptos.</text:p>
            </text:list-item>
            <text:list-item>
              <text:p text:style-name="P11"><text:span text:style-name="Strong_20_Emphasis">Codificación y Decodificación (Atención):</text:span> Cuando recibo una entrada (un "prompt"), la convierto en una representación numérica (vectores o "embeddings"). Luego, utilizo un mecanismo llamado "atención" para ponderar la importancia de diferentes partes de la entrada en relación con otras. Esto es crucial para entender el contexto y las relaciones entre palabras y frases.</text:p>
            </text:list-item>
            <text:list-item>
              <text:p text:style-name="P11"><text:span text:style-name="Strong_20_Emphasis">Predicción de la Siguiente Palabra (o Token):</text:span> Mi tarea principal es predecir la siguiente palabra (o "token", que puede ser una palabra, una parte de una palabra, o incluso un carácter) en una secuencia, basándome en el contexto que he recibido. Lo hago generando una distribución de probabilidad sobre todas las palabras posibles y seleccionando la más probable, o muestreando de esta distribución para introducir aleatoriedad y diversidad en las respuestas.</text:p>
            </text:list-item>
            <text:list-item>
              <text:p text:style-name="P11"><text:span text:style-name="Strong_20_Emphasis">Generación Iterativa:</text:span> Esta predicción de la siguiente palabra es un proceso iterativo. Una vez que predigo una palabra, la añado a la secuencia y la uso como parte del nuevo contexto para predecir la siguiente palabra, y así sucesivamente, hasta que genero una respuesta completa.</text:p>
            </text:list-item>
            <text:list-item>
              <text:p text:style-name="P11"><text:span text:style-name="Strong_20_Emphasis">Multimodalidad (en versiones avanzadas de Gemini):</text:span> Las versiones más avanzadas de Gemini están diseñadas para ser multimodales. Esto significa que no solo puedo procesar <text:soft-page-break/>texto, sino también comprender y generar información a partir de imágenes, audio y video de manera conjunta. Por ejemplo, puedo analizar una imagen y describirla, o generar texto a partir de un fragmento de audio. Esto se logra mediante arquitecturas que permiten la integración y el procesamiento conjunto de diferentes tipos de datos.</text:p>
            </text:list-item>
          </text:list>
          <text:h text:style-name="Heading_20_3" text:outline-level="3">¿Qué son los Modelos de Lenguaje?</text:h>
          <text:p text:style-name="Text_20_body">Los modelos de lenguaje (LLMs, por sus siglas en inglés, Large Language Models) son programas de inteligencia artificial diseñados para comprender, generar y manipular el lenguaje humano. Son un tipo de red neuronal profunda que ha sido entrenada en conjuntos de datos masivos de texto. Su objetivo fundamental es aprender la probabilidad de una secuencia de palabras dada, lo que les permite realizar una amplia gama de tareas relacionadas con el lenguaje.</text:p>
          <text:p text:style-name="Text_20_body">Sus características clave incluyen:</text:p>
          <text:list text:style-name="L2">
            <text:list-item>
              <text:p text:style-name="P13"><text:span text:style-name="Strong_20_Emphasis">Generación de Texto:</text:span> Pueden escribir artículos, cuentos, poemas, código, etc. </text:p>
            </text:list-item>
            <text:list-item>
              <text:p text:style-name="P13"><text:span text:style-name="Strong_20_Emphasis">Traducción de Idiomas:</text:span> Pueden traducir texto entre diferentes idiomas. </text:p>
            </text:list-item>
            <text:list-item>
              <text:p text:style-name="P13"><text:span text:style-name="Strong_20_Emphasis">Resumen de Texto:</text:span> Pueden condensar documentos largos en resúmenes concisos. </text:p>
            </text:list-item>
            <text:list-item>
              <text:p text:style-name="P13"><text:span text:style-name="Strong_20_Emphasis">Respuesta a Preguntas:</text:span> Pueden responder preguntas basadas en la información que han aprendido. </text:p>
            </text:list-item>
            <text:list-item>
              <text:p text:style-name="P13"><text:span text:style-name="Strong_20_Emphasis">Completar Texto:</text:span> Pueden predecir y completar frases o párrafos. </text:p>
            </text:list-item>
            <text:list-item>
              <text:p text:style-name="P12"><text:span text:style-name="Strong_20_Emphasis">Análisis de Sentimiento:</text:span> Pueden determinar el tono emocional de un texto. </text:p>
            </text:list-item>
          </text:list>
          <text:h text:style-name="Heading_20_3" text:outline-level="3">¿Cómo Funcionan los Modelos de Lenguaje?</text:h>
          <text:p text:style-name="Text_20_body">El funcionamiento central de los modelos de lenguaje se basa en el concepto de "predicción de la siguiente palabra" y en la arquitectura de transformadores:</text:p>
          <text:list text:style-name="L3">
            <text:list-item>
              <text:p text:style-name="P15"><text:span text:style-name="Strong_20_Emphasis">Representación Numérica (Embeddings):</text:span> Cada palabra o token se convierte en un vector numérico (embedding). Estos vectores capturan el significado semántico y las relaciones contextuales de las palabras. Palabras con significados similares tienen vectores cercanos en el espacio de embedding.</text:p>
            </text:list-item>
            <text:list-item>
              <text:p text:style-name="P15"><text:span text:style-name="Strong_20_Emphasis">Arquitectura de Transformadores:</text:span> Los transformadores son cruciales porque permiten al modelo procesar palabras en paralelo y capturar dependencias de largo alcance en el texto. A diferencia de las redes neuronales recurrentes (RNNs) que procesan secuencialmente, los transformadores usan el mecanismo de "auto-atención".</text:p>
            </text:list-item>
            <text:list-item>
              <text:p text:style-name="P15"><text:span text:style-name="Strong_20_Emphasis">Mecanismo de Auto-Atención:</text:span> Este mecanismo permite al modelo "prestar atención" a diferentes partes de la secuencia de entrada cuando procesa cada palabra. Por ejemplo, al predecir la palabra siguiente después de "El gato persiguió al...", el modelo podría prestar más atención a "gato" y "persiguió" para determinar que es probable que siga un objeto como "ratón" o "pájaro". La auto-atención calcula puntuaciones de relevancia entre todas las palabras en la entrada.</text:p>
            </text:list-item>
            <text:list-item>
              <text:p text:style-name="P15"><text:span text:style-name="Strong_20_Emphasis">Capas de Codificador y Decodificador:</text:span></text:p>
              <text:list>
                <text:list-item>
                  <text:p text:style-name="P16"><text:span text:style-name="Strong_20_Emphasis">Codificador:</text:span> Procesa la secuencia de entrada (el "prompt") y crea una representación rica en información contextual. </text:p>
                </text:list-item>
                <text:list-item>
                  <text:p text:style-name="P16"><text:span text:style-name="Strong_20_Emphasis">Decodificador:</text:span> Utiliza esta representación para generar la secuencia de salida palabra por palabra. En cada paso, el decodificador predice la siguiente palabra <text:soft-page-break/>basándose en las palabras generadas hasta el momento y la representación codificada. </text:p>
                </text:list-item>
              </text:list>
            </text:list-item>
            <text:list-item>
              <text:p text:style-name="P15"><text:span text:style-name="Strong_20_Emphasis">Entrenamiento:</text:span> Durante el entrenamiento, el modelo se expone a grandes cantidades de texto y se le pide que prediga palabras faltantes o siguientes. La diferencia entre sus predicciones y las palabras reales se usa para ajustar los parámetros internos del modelo (millones o miles de millones de ellos) a través de un proceso llamado "descenso de gradiente" y "retropropagación". Este proceso iterativo mejora la capacidad del modelo para hacer predicciones precisas.</text:p>
            </text:list-item>
          </text:list>
          <text:h text:style-name="Heading_20_3" text:outline-level="3">Diferencias con Otros Tipos de Inteligencia Artificial</text:h>
          <text:p text:style-name="Text_20_body">Los modelos de lenguaje son un subcampo del aprendizaje automático, que a su vez es un subcampo de la inteligencia artificial. Aquí te presento algunas diferencias clave:</text:p>
          <text:list text:style-name="L4">
            <text:list-item>
              <text:p text:style-name="P17"><text:span text:style-name="Strong_20_Emphasis">Inteligencia Artificial (IA) General:</text:span> La IA es un campo amplio que abarca cualquier tecnología que permita a las máquinas imitar la inteligencia humana. Esto incluye desde sistemas expertos basados en reglas hasta algoritmos de aprendizaje automático y robótica. Los LLMs son una forma específica y avanzada de IA.</text:p>
            </text:list-item>
            <text:list-item>
              <text:p text:style-name="P17"><text:span text:style-name="Strong_20_Emphasis">Aprendizaje Automático (Machine Learning - ML):</text:span> El ML es un subconjunto de la IA que se enfoca en permitir que los sistemas aprendan de los datos sin ser programados explícitamente. Esto incluye algoritmos como regresión, clasificación, clustering, etc. Los LLMs son un tipo de modelo de aprendizaje automático, específicamente de aprendizaje profundo.</text:p>
            </text:list-item>
            <text:list-item>
              <text:p text:style-name="P17"><text:span text:style-name="Strong_20_Emphasis">Aprendizaje Profundo (Deep Learning - DL):</text:span> El DL es un subconjunto del ML que utiliza redes neuronales artificiales con múltiples capas (de ahí "profundo") para modelar abstracciones de alto nivel en los datos. Los LLMs como Gemini son ejemplos de modelos de aprendizaje profundo, utilizando arquitecturas de transformadores.</text:p>
            </text:list-item>
            <text:list-item>
              <text:p text:style-name="P17"><text:span text:style-name="Strong_20_Emphasis">IA Simbólica/Basada en Reglas:</text:span> A diferencia de los LLMs que aprenden de datos, la IA simbólica se basa en la manipulación de símbolos y reglas lógicas predefinidas por expertos humanos. Los sistemas expertos son un ejemplo. Su fortaleza radica en problemas bien definidos con reglas claras, pero carecen de la flexibilidad y capacidad de generalización de los LLMs en tareas de lenguaje natural.</text:p>
            </text:list-item>
            <text:list-item>
              <text:p text:style-name="P17"><text:span text:style-name="Strong_20_Emphasis">Visión por Computadora (Computer Vision):</text:span> Este campo se enfoca en permitir que las máquinas "vean" y comprendan imágenes y videos. Aunque los LLMs multimodales como Gemini pueden integrar visión, la visión por computadora pura se centra en tareas como reconocimiento de objetos, detección de rostros, segmentación de imágenes, etc., utilizando arquitecturas como las Redes Convolucionales (CNNs).</text:p>
            </text:list-item>
            <text:list-item>
              <text:p text:style-name="P17"><text:span text:style-name="Strong_20_Emphasis">Procesamiento de Lenguaje Natural (Natural Language Processing - NLP):</text:span> El NLP es un campo de la IA que se ocupa de la interacción entre computadoras y el lenguaje humano. Los LLMs son una evolución y una herramienta poderosa dentro del NLP, pero el NLP abarca una gama más amplia de técnicas y problemas (por ejemplo, análisis sintáctico, extracción de información, etc., que no necesariamente requieren un LLM).</text:p>
            </text:list-item>
            <text:list-item>
              <text:p text:style-name="P17"><text:span text:style-name="Strong_20_Emphasis">Robótica:</text:span> La robótica se centra en el diseño, construcción, operación y uso de robots. Implica control motor, sensores, planificación de rutas, etc. Aunque los LLMs pueden ser <text:soft-page-break/>utilizados para el control de alto nivel o la interpretación de comandos en robots, no son por sí mismos robots.</text:p>
            </text:list-item>
          </text:list>
          <text:p text:style-name="Text_20_body">En resumen, los modelos de lenguaje como Gemini representan un avance significativo en la capacidad de las máquinas para interactuar y comprender el lenguaje humano, diferenciándose de otros tipos de IA por su enfoque en el procesamiento y generación de texto (y ahora, otros modos) a través de un entrenamiento masivo y arquitecturas de aprendizaje profundo.</text:p>
          <text:p text:style-name="Horizontal_20_Line"/>
          <text:h text:style-name="Heading_20_2" text:outline-level="2">Guía de Funcionalidades de Gemini y Herramientas Relacionadas</text:h>
          <text:p text:style-name="Text_20_body">Gemini, como modelo de lenguaje, ofrece una amplia gama de funcionalidades. Estas funcionalidades se acceden y se potencian a través de diversas herramientas y plataformas.</text:p>
          <text:h text:style-name="Heading_20_3" text:outline-level="3">Funcionalidades Centrales de Gemini</text:h>
          <text:p text:style-name="Text_20_body">Las capacidades de Gemini se manifiestan en las siguientes áreas clave:</text:p>
          <text:list text:style-name="L5">
            <text:list-item>
              <text:p text:style-name="P18"><text:span text:style-name="Strong_20_Emphasis">Generación de Texto:</text:span></text:p>
              <text:list>
                <text:list-item>
                  <text:p text:style-name="P19"><text:span text:style-name="Strong_20_Emphasis">Creación de Contenido:</text:span> Redacción de artículos, blogs, historias, poesía, guiones, correos electrónicos, etc. </text:p>
                </text:list-item>
                <text:list-item>
                  <text:p text:style-name="P19"><text:span text:style-name="Strong_20_Emphasis">Generación Creativa:</text:span> Brainstorming de ideas, creación de letras de canciones, poemas en estilos específicos, etc. </text:p>
                </text:list-item>
                <text:list-item>
                  <text:p text:style-name="P19"><text:span text:style-name="Strong_20_Emphasis">Marketing y Publicidad:</text:span> Creación de eslóganes, descripciones de productos, contenido para redes sociales. </text:p>
                </text:list-item>
              </text:list>
            </text:list-item>
            <text:list-item>
              <text:p text:style-name="P18"><text:span text:style-name="Strong_20_Emphasis">Resumen y Extracción de Información:</text:span></text:p>
              <text:list>
                <text:list-item>
                  <text:p text:style-name="P19"><text:span text:style-name="Strong_20_Emphasis">Resumen de Documentos:</text:span> Condensar textos largos (artículos, informes, reuniones) en resúmenes concisos. </text:p>
                </text:list-item>
                <text:list-item>
                  <text:p text:style-name="P19"><text:span text:style-name="Strong_20_Emphasis">Extracción de Entidades:</text:span> Identificar y extraer información específica como nombres, fechas, lugares, organizaciones. </text:p>
                </text:list-item>
                <text:list-item>
                  <text:p text:style-name="P19"><text:span text:style-name="Strong_20_Emphasis">Generación de Palabras Clave:</text:span> Identificar los términos más relevantes de un texto. </text:p>
                </text:list-item>
              </text:list>
            </text:list-item>
            <text:list-item>
              <text:p text:style-name="P18"><text:span text:style-name="Strong_20_Emphasis">Traducción y Transcreación:</text:span></text:p>
              <text:list>
                <text:list-item>
                  <text:p text:style-name="P19"><text:span text:style-name="Strong_20_Emphasis">Traducción de Idiomas:</text:span> Traducir texto entre múltiples idiomas con alta precisión. </text:p>
                </text:list-item>
                <text:list-item>
                  <text:p text:style-name="P19"><text:span text:style-name="Strong_20_Emphasis">Localización de Contenido:</text:span> Adaptar contenido culturalmente para diferentes audiencias. </text:p>
                </text:list-item>
              </text:list>
            </text:list-item>
            <text:list-item>
              <text:p text:style-name="P18"><text:span text:style-name="Strong_20_Emphasis">Respuesta a Preguntas (Q&amp;A):</text:span></text:p>
              <text:list>
                <text:list-item>
                  <text:p text:style-name="P19"><text:span text:style-name="Strong_20_Emphasis">Q&amp;A Abierto:</text:span> Responder preguntas sobre una amplia gama de temas utilizando su vasto conocimiento. </text:p>
                </text:list-item>
                <text:list-item>
                  <text:p text:style-name="P19"><text:span text:style-name="Strong_20_Emphasis">Q&amp;A Basado en Contexto:</text:span> Responder preguntas basándose en un documento o fragmento de texto proporcionado. </text:p>
                </text:list-item>
              </text:list>
            </text:list-item>
            <text:list-item>
              <text:p text:style-name="P18"><text:span text:style-name="Strong_20_Emphasis">Reescritura y Parafraseo:</text:span></text:p>
              <text:list>
                <text:list-item>
                  <text:p text:style-name="P19"><text:span text:style-name="Strong_20_Emphasis">Mejora de Estilo:</text:span> Reescritura de texto para mejorar la claridad, el tono o la fluidez. </text:p>
                </text:list-item>
                <text:list-item>
                  <text:p text:style-name="P19"><text:span text:style-name="Strong_20_Emphasis">Parafraseo:</text:span> Expresar las mismas ideas con diferentes palabras para evitar el plagio o variar el contenido. </text:p>
                </text:list-item>
              </text:list>
            </text:list-item>
            <text:list-item>
              <text:p text:style-name="P18"><text:soft-page-break/><text:span text:style-name="Strong_20_Emphasis">Análisis de Sentimiento:</text:span></text:p>
              <text:list>
                <text:list-item>
                  <text:p text:style-name="P19"><text:span text:style-name="Strong_20_Emphasis">Clasificación de Sentimiento:</text:span> Determinar el tono emocional de un texto (positivo, negativo, neutral) en reseñas, comentarios, etc. </text:p>
                </text:list-item>
              </text:list>
            </text:list-item>
            <text:list-item>
              <text:p text:style-name="P18"><text:span text:style-name="Strong_20_Emphasis">Generación y Depuración de Código:</text:span></text:p>
              <text:list>
                <text:list-item>
                  <text:p text:style-name="P19"><text:span text:style-name="Strong_20_Emphasis">Generación de Fragmentos de Código:</text:span> Escribir código en varios lenguajes de programación basándose en descripciones en lenguaje natural. </text:p>
                </text:list-item>
                <text:list-item>
                  <text:p text:style-name="P19"><text:span text:style-name="Strong_20_Emphasis">Explicación de Código:</text:span> Describir la funcionalidad de un fragmento de código. </text:p>
                </text:list-item>
                <text:list-item>
                  <text:p text:style-name="P19"><text:span text:style-name="Strong_20_Emphasis">Depuración de Código:</text:span> Identificar errores y sugerir correcciones en el código. </text:p>
                </text:list-item>
              </text:list>
            </text:list-item>
            <text:list-item>
              <text:p text:style-name="P18"><text:span text:style-name="Strong_20_Emphasis">Conversación e Interacción:</text:span></text:p>
              <text:list>
                <text:list-item>
                  <text:p text:style-name="P19"><text:span text:style-name="Strong_20_Emphasis">Desarrollo de Chatbots:</text:span> Habilitar conversaciones naturales y coherentes para asistentes virtuales y chatbots. </text:p>
                </text:list-item>
                <text:list-item>
                  <text:p text:style-name="P19"><text:span text:style-name="Strong_20_Emphasis">Simulación de Diálogo:</text:span> Creación de diálogos para personajes o situaciones. </text:p>
                </text:list-item>
              </text:list>
            </text:list-item>
            <text:list-item>
              <text:p text:style-name="P18"><text:span text:style-name="Strong_20_Emphasis">Multimodalidad (en versiones avanzadas de Gemini):</text:span></text:p>
              <text:list>
                <text:list-item>
                  <text:p text:style-name="P19"><text:span text:style-name="Strong_20_Emphasis">Descripción de Imágenes:</text:span> Generar descripciones textuales detalladas de imágenes. </text:p>
                </text:list-item>
                <text:list-item>
                  <text:p text:style-name="P19"><text:span text:style-name="Strong_20_Emphasis">Análisis Visual con Contexto Textual:</text:span> Responder preguntas sobre imágenes, incorporando información textual adicional. </text:p>
                </text:list-item>
                <text:list-item>
                  <text:p text:style-name="P19"><text:span text:style-name="Strong_20_Emphasis">Generación de Leyendas:</text:span> Crear leyendas para fotos o videos. </text:p>
                </text:list-item>
                <text:list-item>
                  <text:p text:style-name="P18"><text:span text:style-name="Strong_20_Emphasis">Transcripción y Análisis de Audio/Video:</text:span> Procesar contenido de audio y video para extraer información o generar resúmenes (esto es más una capacidad subyacente que una funcionalidad directa para el usuario final en muchos casos, pero es fundamental para la multimodalidad). </text:p>
                </text:list-item>
              </text:list>
            </text:list-item>
          </text:list>
          <text:h text:style-name="Heading_20_3" text:outline-level="3">Herramientas y Entornos para Trabajar con Gemini</text:h>
          <text:p text:style-name="Text_20_body">Las funcionalidades de Gemini se exponen y se utilizan a través de varias herramientas, APIs y plataformas. Las principales son:</text:p>
          <text:h text:style-name="Heading_20_4" text:outline-level="4">1. Gemini API (parte de Google Cloud Vertex AI)</text:h>
          <text:p text:style-name="Text_20_body">La API de Gemini es la forma programática de interactuar con el modelo. Los desarrolladores pueden integrarla en sus propias aplicaciones.</text:p>
          <text:list text:style-name="L6">
            <text:list-item>
              <text:p text:style-name="P20"><text:span text:style-name="Strong_20_Emphasis">Descripción:</text:span> Ofrece acceso directo a las capacidades de Gemini para integrar en software personalizado. Permite enviar "prompts" y recibir respuestas de texto, y en algunos casos, manejar entradas multimodales.</text:p>
            </text:list-item>
            <text:list-item>
              <text:p text:style-name="P20"><text:span text:style-name="Strong_20_Emphasis">Casos de Uso:</text:span> Creación de chatbots personalizados, asistentes de escritura, herramientas de generación de contenido automatizado, sistemas de resumen, etc.</text:p>
            </text:list-item>
            <text:list-item>
              <text:p text:style-name="P20"><text:span text:style-name="Strong_20_Emphasis">Pequeño Ejemplo de Uso (Conceptual en Python, usando la librería </text:span><text:span text:style-name="Strong_20_Emphasis"><text:span text:style-name="Source_20_Text">google.generativeai</text:span></text:span><text:span text:style-name="Strong_20_Emphasis">):</text:span></text:p>
              <text:p text:style-name="P21">Python</text:p>
              <text:p text:style-name="P1"><text:span text:style-name="Source_20_Text"># Este es un ejemplo conceptual. Necesitarías configurar la autenticación</text:span></text:p>
              <text:p text:style-name="P1"><text:span text:style-name="Source_20_Text"># y las credenciales de Google Cloud.</text:span></text:p>
              <text:p text:style-name="P1"/>
              <text:p text:style-name="P1"><text:span text:style-name="Source_20_Text">import google.generativeai as genai</text:span></text:p>
              <text:p text:style-name="P1"/>
              <text:p text:style-name="P1"><text:soft-page-break/><text:span text:style-name="Source_20_Text"># Configura tu clave de API (NO la incluyas directamente en el código de producción)</text:span></text:p>
              <text:p text:style-name="P1"><text:span text:style-name="Source_20_Text"># genai.configure(api_key="TU_CLAVE_API")</text:span></text:p>
              <text:p text:style-name="P1"/>
              <text:p text:style-name="P1"><text:span text:style-name="Source_20_Text"># Inicializa el modelo Gemini (puedes especificar 'gemini-pro' o variantes multimodales)</text:span></text:p>
              <text:p text:style-name="P1"><text:span text:style-name="Source_20_Text">model = genai.GenerativeModel('gemini-pro')</text:span></text:p>
              <text:p text:style-name="P1"/>
              <text:p text:style-name="P1"><text:span text:style-name="Source_20_Text"># Envía un prompt</text:span></text:p>
              <text:p text:style-name="P1"><text:span text:style-name="Source_20_Text">prompt = "¿Cuál es la capital de Francia?"</text:span></text:p>
              <text:p text:style-name="P1"><text:span text:style-name="Source_20_Text">response = model.generate_content(prompt)</text:span></text:p>
              <text:p text:style-name="P1"/>
              <text:p text:style-name="P1"><text:span text:style-name="Source_20_Text"># Imprime la respuesta</text:span></text:p>
              <text:p text:style-name="P1"><text:span text:style-name="Source_20_Text">print(response.text)</text:span></text:p>
              <text:p text:style-name="P1"/>
              <text:p text:style-name="P1"><text:span text:style-name="Source_20_Text"># Ejemplo multimodal (con una imagen local, si el modelo soporta multimodalidad)</text:span></text:p>
              <text:p text:style-name="P1"><text:span text:style-name="Source_20_Text"># import PIL.Image</text:span></text:p>
              <text:p text:style-name="P1"><text:span text:style-name="Source_20_Text"># img = PIL.Image.open('ruta/a/tu/imagen.jpg')</text:span></text:p>
              <text:p text:style-name="P1"><text:span text:style-name="Source_20_Text"># response_multimodal = model.generate_content(["Describe esta imagen:", img])</text:span></text:p>
              <text:p text:style-name="P2"><text:span text:style-name="Source_20_Text"># print(response_multimodal.text)</text:span></text:p>
            </text:list-item>
          </text:list>
          <text:h text:style-name="Heading_20_4" text:outline-level="4">2. Google AI Studio (Previamente MakerSuite)</text:h>
          <text:list text:style-name="L7">
            <text:list-item>
              <text:p text:style-name="P22"><text:span text:style-name="Strong_20_Emphasis">Descripción:</text:span> Una herramienta basada en navegador que permite a los desarrolladores y creadores de contenido experimentar con los modelos Gemini y otras IA generativas de Google de forma rápida y sencilla, sin necesidad de escribir mucho código. Es ideal para prototipado, iteración y pruebas de "prompts".</text:p>
            </text:list-item>
            <text:list-item>
              <text:p text:style-name="P22"><text:span text:style-name="Strong_20_Emphasis">Funcionalidades Clave:</text:span></text:p>
              <text:list>
                <text:list-item>
                  <text:p text:style-name="P23"><text:span text:style-name="Strong_20_Emphasis">Creación de "Prompts" (Prompt Engineering):</text:span> Interfaz para escribir y probar diferentes "prompts" (instrucciones). </text:p>
                </text:list-item>
                <text:list-item>
                  <text:p text:style-name="P23"><text:span text:style-name="Strong_20_Emphasis">Ejemplos de "Prompts":</text:span> Permite añadir ejemplos de pares entrada/salida para "enseñar" al modelo cómo responder. </text:p>
                </text:list-item>
                <text:list-item>
                  <text:p text:style-name="P23"><text:span text:style-name="Strong_20_Emphasis">Configuración de Parámetros:</text:span> Ajustar la temperatura, el número de tokens de salida, <text:span text:style-name="Source_20_Text">top_p</text:span>, <text:span text:style-name="Source_20_Text">top_k</text:span>, etc., para controlar la creatividad y la diversidad de las respuestas. </text:p>
                </text:list-item>
                <text:list-item>
                  <text:p text:style-name="P23"><text:span text:style-name="Strong_20_Emphasis">Prueba de Modelos:</text:span> Permite probar diferentes versiones de modelos Gemini. </text:p>
                </text:list-item>
                <text:list-item>
                  <text:p text:style-name="P23"><text:span text:style-name="Strong_20_Emphasis">Generación de Código:</text:span> Genera código de cliente (Python, Node.js, cURL, etc.) para integrar el "prompt" probado en tus aplicaciones. </text:p>
                </text:list-item>
              </text:list>
            </text:list-item>
            <text:list-item>
              <text:p text:style-name="P22"><text:span text:style-name="Strong_20_Emphasis">Casos de Uso:</text:span> Experimentación con ideas, desarrollo rápido de prototipos de aplicaciones, pruebas de modelos, aprendizaje de la ingeniería de "prompts".</text:p>
            </text:list-item>
            <text:list-item>
              <text:p text:style-name="P22"><text:span text:style-name="Strong_20_Emphasis">Pequeño Ejemplo de Uso (Interfaz de Usuario de Google AI Studio):</text:span></text:p>
              <text:list>
                <text:list-item>
                  <text:p text:style-name="P23"><text:span text:style-name="Strong_20_Emphasis">Navega a Google AI Studio:</text:span> <text:span text:style-name="Source_20_Text">aistudio.google.com</text:span> (o busca "Google AI Studio"). </text:p>
                </text:list-item>
                <text:list-item>
                  <text:p text:style-name="P23"><text:span text:style-name="Strong_20_Emphasis">Crea un Nuevo "Prompt" de Texto:</text:span> Selecciona "Create new" -&gt; "Freeform prompt". </text:p>
                </text:list-item>
                <text:list-item>
                  <text:p text:style-name="P22"><text:span text:style-name="Strong_20_Emphasis">Escribe tu "Prompt":</text:span> En el área de texto grande, escribe algo como: </text:p>
                  <text:p text:style-name="P3"><text:span text:style-name="Source_20_Text">Genera 3 ideas para un eslogan de una cafetería acogedora que se especializa en café de origen único.</text:span></text:p>
                </text:list-item>
                <text:list-item>
                  <text:p text:style-name="P23"><text:soft-page-break/><text:span text:style-name="Strong_20_Emphasis">Ajusta Parámetros (Opcional):</text:span> En el panel derecho, puedes mover el "Temperature" slider para hacer las respuestas más creativas (alto) o más determinísticas (bajo). </text:p>
                </text:list-item>
                <text:list-item>
                  <text:p text:style-name="P22"><text:span text:style-name="Strong_20_Emphasis">Haz Clic en "Run":</text:span> El modelo generará las ideas directamente en la interfaz. Puedes ajustar el prompt y volver a ejecutarlo hasta obtener los resultados deseados. </text:p>
                </text:list-item>
              </text:list>
            </text:list-item>
          </text:list>
          <text:h text:style-name="Heading_20_4" text:outline-level="4">3. Vertex AI (para usuarios empresariales y desarrolladores avanzados)</text:h>
          <text:list text:style-name="L8">
            <text:list-item>
              <text:p text:style-name="P24"><text:span text:style-name="Strong_20_Emphasis">Descripción:</text:span> Una plataforma de Google Cloud para construir, implementar y escalar modelos de aprendizaje automático. Incluye herramientas para todo el ciclo de vida de ML, incluyendo el entrenamiento, la implementación y la gestión de modelos generativos (como Gemini). Vertex AI ofrece un control más granular y capacidades empresariales.</text:p>
            </text:list-item>
            <text:list-item>
              <text:p text:style-name="P24"><text:span text:style-name="Strong_20_Emphasis">Funcionalidades Clave:</text:span></text:p>
              <text:list>
                <text:list-item>
                  <text:p text:style-name="P25"><text:span text:style-name="Strong_20_Emphasis">Model Garden:</text:span> Catálogo de modelos pre-entrenados, incluyendo Gemini, que se pueden implementar y personalizar. </text:p>
                </text:list-item>
                <text:list-item>
                  <text:p text:style-name="P25"><text:span text:style-name="Strong_20_Emphasis">Endpoint de Modelos:</text:span> Despliegue de modelos para acceder a ellos a través de APIs. </text:p>
                </text:list-item>
                <text:list-item>
                  <text:p text:style-name="P25"><text:span text:style-name="Strong_20_Emphasis">Ajuste Fino (Fine-tuning):</text:span> Capacidad de entrenar un modelo base de Gemini con tus propios datos para adaptarlo a tareas específicas y mejorar su rendimiento en un dominio particular. </text:p>
                </text:list-item>
                <text:list-item>
                  <text:p text:style-name="P25"><text:span text:style-name="Strong_20_Emphasis">Evaluación de Modelos:</text:span> Herramientas para evaluar el rendimiento de los modelos. </text:p>
                </text:list-item>
                <text:list-item>
                  <text:p text:style-name="P25"><text:span text:style-name="Strong_20_Emphasis">Gobernanza y Seguridad:</text:span> Funcionalidades de seguridad, registro y monitoreo esenciales para entornos empresariales. </text:p>
                </text:list-item>
              </text:list>
            </text:list-item>
            <text:list-item>
              <text:p text:style-name="P24"><text:span text:style-name="Strong_20_Emphasis">Casos de Uso:</text:span> Implementación de modelos Gemini a escala en producción, ajuste fino de modelos con datos de la empresa, creación de soluciones de IA complejas, gestión de flujos de trabajo de ML empresariales.</text:p>
            </text:list-item>
            <text:list-item>
              <text:p text:style-name="P24"><text:span text:style-name="Strong_20_Emphasis">Pequeño Ejemplo de Uso (Conceptual en Vertex AI):</text:span></text:p>
              <text:list>
                <text:list-item>
                  <text:p text:style-name="P25"><text:span text:style-name="Strong_20_Emphasis">Navega a Vertex AI en Google Cloud Console:</text:span> Dentro de tu proyecto de Google Cloud. </text:p>
                </text:list-item>
                <text:list-item>
                  <text:p text:style-name="P25"><text:span text:style-name="Strong_20_Emphasis">Ve a "Model Garden":</text:span> Busca "Gemini" o "Generative AI models". </text:p>
                </text:list-item>
                <text:list-item>
                  <text:p text:style-name="P25"><text:span text:style-name="Strong_20_Emphasis">Despliega un Modelo:</text:span> Selecciona una versión de Gemini (ej. <text:span text:style-name="Source_20_Text">gemini-pro</text:span>) y haz clic en "Deploy". Esto creará un "Endpoint" al que podrás enviar solicitudes. </text:p>
                </text:list-item>
                <text:list-item>
                  <text:p text:style-name="P25"><text:span text:style-name="Strong_20_Emphasis">Envía una Solicitud (usando gcloud CLI o un SDK):</text:span> </text:p>
                  <text:p text:style-name="P26">Bash</text:p>
                  <text:p text:style-name="P4"><text:span text:style-name="Source_20_Text"># Ejemplo usando gcloud CLI (conceptual, la URL del endpoint sería específica)</text:span></text:p>
                  <text:p text:style-name="P4"><text:span text:style-name="Source_20_Text"># Asegúrate de haber autenticado tu CLI de gcloud y configurado tu proyecto.</text:span></text:p>
                  <text:p text:style-name="P4"><text:span text:style-name="Source_20_Text">gcloud ai endpoints predict ENDPOINT_ID \</text:span></text:p>
                  <text:p text:style-name="P4"><text:span text:style-name="Source_20_Text"><text:s text:c="4"/>--region=YOUR_REGION \</text:span></text:p>
                  <text:p text:style-name="P5"><text:span text:style-name="Source_20_Text"><text:s text:c="4"/>--json-request='{"instances": [{"prompt": "Escribe un poema corto sobre la amistad."}]}'</text:span></text:p>
                  <text:p text:style-name="P25">O usando Python con el SDK de Vertex AI: </text:p>
                  <text:p text:style-name="P26">Python</text:p>
                  <text:p text:style-name="P4"><text:span text:style-name="Source_20_Text"># from google.cloud import aiplatform</text:span></text:p>
                  <text:p text:style-name="P4"><text:span text:style-name="Source_20_Text">#</text:span></text:p>
                  <text:p text:style-name="P4"><text:soft-page-break/><text:span text:style-name="Source_20_Text"># aiplatform.init(project="your-gcp-project", location="your-gcp-region")</text:span></text:p>
                  <text:p text:style-name="P4"><text:span text:style-name="Source_20_Text">#</text:span></text:p>
                  <text:p text:style-name="P4"><text:span text:style-name="Source_20_Text"># endpoint = aiplatform.Endpoint(endpoint_name="projects/your-project-number/locations/your-region/endpoints/your-endpoint-id")</text:span></text:p>
                  <text:p text:style-name="P4"><text:span text:style-name="Source_20_Text">#</text:span></text:p>
                  <text:p text:style-name="P4"><text:span text:style-name="Source_20_Text"># response = endpoint.predict(instances=[{"prompt": "Escribe un poema corto sobre la amistad."}])</text:span></text:p>
                  <text:p text:style-name="P5"><text:span text:style-name="Source_20_Text"># print(response.predictions[0])</text:span></text:p>
                </text:list-item>
              </text:list>
            </text:list-item>
          </text:list>
          <text:h text:style-name="Heading_20_4" text:outline-level="4">4. Notebook LM (Project NotebookLM)</text:h>
          <text:list text:style-name="L9">
            <text:list-item>
              <text:p text:style-name="P27"><text:span text:style-name="Strong_20_Emphasis">Descripción:</text:span> Una herramienta experimental de Google que actúa como un "cuaderno" impulsado por IA. Su objetivo principal es ayudarte a entender y generar contenido basado en tus propios documentos. No es un entorno de desarrollo de modelos, sino una herramienta de productividad. Se alimenta de los documentos que le proporcionas y luego puedes hacerle preguntas, pedirle resúmenes o generar nuevas ideas basándose únicamente en ese corpus de información.</text:p>
            </text:list-item>
            <text:list-item>
              <text:p text:style-name="P27"><text:span text:style-name="Strong_20_Emphasis">Funcionalidades Clave:</text:span></text:p>
              <text:list>
                <text:list-item>
                  <text:p text:style-name="P28"><text:span text:style-name="Strong_20_Emphasis">Carga de Documentos:</text:span> Sube tus propios documentos (PDFs, Google Docs, TXT, etc.). </text:p>
                </text:list-item>
                <text:list-item>
                  <text:p text:style-name="P28"><text:span text:style-name="Strong_20_Emphasis">Resumen Automático:</text:span> Genera resúmenes de los documentos cargados. </text:p>
                </text:list-item>
                <text:list-item>
                  <text:p text:style-name="P28"><text:span text:style-name="Strong_20_Emphasis">Q&amp;A Contextual:</text:span> Haz preguntas sobre el contenido de tus documentos y obtén respuestas precisas, citando las fuentes dentro de tus documentos. </text:p>
                </text:list-item>
                <text:list-item>
                  <text:p text:style-name="P28"><text:span text:style-name="Strong_20_Emphasis">Generación de Ideas:</text:span> Obtén ideas o expansiones de contenido basadas en la información de tus documentos. </text:p>
                </text:list-item>
                <text:list-item>
                  <text:p text:style-name="P28"><text:span text:style-name="Strong_20_Emphasis">"Sources" (Fuentes):</text:span> Muestra de dónde proviene la información generada dentro de tus documentos. </text:p>
                </text:list-item>
              </text:list>
            </text:list-item>
            <text:list-item>
              <text:p text:style-name="P27"><text:span text:style-name="Strong_20_Emphasis">Casos de Uso:</text:span> Investigación, estudio, redacción de documentos técnicos o académicos, análisis de informes, preparación de presentaciones, escritura de guiones o historias basadas en notas.</text:p>
            </text:list-item>
            <text:list-item>
              <text:p text:style-name="P27"><text:span text:style-name="Strong_20_Emphasis">Pequeño Ejemplo de Uso (Interfaz de Usuario de NotebookLM):</text:span></text:p>
              <text:list>
                <text:list-item>
                  <text:p text:style-name="P28"><text:span text:style-name="Strong_20_Emphasis">Accede a NotebookLM:</text:span> <text:span text:style-name="Source_20_Text">notebooklm.google</text:span> (o busca "NotebookLM"). </text:p>
                </text:list-item>
                <text:list-item>
                  <text:p text:style-name="P28"><text:span text:style-name="Strong_20_Emphasis">Crea un Nuevo Cuaderno:</text:span> Haz clic en "New notebook". </text:p>
                </text:list-item>
                <text:list-item>
                  <text:p text:style-name="P28"><text:span text:style-name="Strong_20_Emphasis">Sube Documentos:</text:span> Haz clic en "Add sources" y sube un par de PDFs con información sobre "energía renovable". </text:p>
                </text:list-item>
                <text:list-item>
                  <text:p text:style-name="P27"><text:span text:style-name="Strong_20_Emphasis">Haz una Pregunta:</text:span> En el panel de chat o la barra de búsqueda, escribe: </text:p>
                  <text:p text:style-name="P6"><text:span text:style-name="Source_20_Text">¿Cuáles son los beneficios de la energía solar según estos documentos?</text:span></text:p>
                </text:list-item>
                <text:list-item>
                  <text:p text:style-name="P28"><text:span text:style-name="Strong_20_Emphasis">Obtén Respuestas y Citas:</text:span> NotebookLM te proporcionará una respuesta basada en tus documentos, e incluso te mostrará las secciones específicas de los PDFs de donde extrajo la información. </text:p>
                </text:list-item>
                <text:list-item>
                  <text:p text:style-name="P27"><text:span text:style-name="Strong_20_Emphasis">Pide Ideas:</text:span> </text:p>
                  <text:p text:style-name="P6"><text:span text:style-name="Source_20_Text">Genera 3 ideas para un ensayo sobre el futuro de las energías renovables, basándote en la información que tengo aquí.</text:span></text:p>
                  <text:p text:style-name="P27"><text:soft-page-break/>NotebookLM generará las ideas, vinculándolas a tus fuentes si es posible. </text:p>
                </text:list-item>
              </text:list>
            </text:list-item>
          </text:list>
          <text:p text:style-name="Horizontal_20_Line"/>
          <text:p text:style-name="Text_20_body">Espero que este análisis y guía te sean de gran utilidad para comprender mejor a Gemini y sus diversas aplicaciones.</text:p>
        </text:section>
        <text:section text:style-name="Sect1" text:name="feedback-form-0">
          <text:p text:style-name="P7"/>
        </text:section>
      </text:section>
      <text:section text:style-name="Sect1" text:name="71befe67e0694196">
        <text:p text:style-name="P7"/>
        <text:section text:style-name="Sect1" text:name="user-query-content-1">
          <text:p text:style-name="P9">Puedes hacer un análisis de como funcionas (gemini), que son los modelos de lenguaje, como funcionan estos, difrenecias con otros tipos de inteligencia artificial?. Luego genera una guía con todas las funcionalidades de gemini. Gemini AI studio y resto de herramientas tipo notebook LM un pequeño ejemplo de uso de cada una. </text:p>
        </text:section>
        <text:section text:style-name="Sect2" text:name="model-response-message-contentr_71befe67e0694196">
          <text:p text:style-name="P10">He preparado un plan de investigación. Si necesitas que lo modifique de alguna forma, házmelo saber.</text:p>
          <text:p text:style-name="P14">Análisis y guía de Gemini. </text:p>
          <text:p text:style-name="P14">Investigar sitios web</text:p>
          <text:p text:style-name="P14">(1) Investigar la arquitectura fundamental y los principios operativos de los modelos de lenguaje grandes (LLMs) en general, incluyendo conceptos como transformadores, mecanismos de atención y el proceso de pre-entrenamiento y ajuste fino. (2) Analizar específicamente cómo funciona Gemini, detallando sus características distintivas, capacidades multimodales y las innovaciones que lo diferencian de otros LLMs. (3) Comparar los modelos de lenguaje con otros paradigmas de inteligencia artificial, como la IA simbólica, los sistemas expertos, el aprendizaje automático tradicional (no LLM) y las redes neuronales convolucionales (CNNs), destacando sus diferencias fundamentales en enfoque y aplicación. (4) Recopilar información exhaustiva sobre las funcionalidades y capacidades generales de Gemini, incluyendo sus aplicaciones en diversas tareas como generación de texto, resumen, traducción y razonamiento. (5) Investigar Gemini AI Studio, identificando sus características clave, herramientas disponibles para desarrolladores y casos de uso típicos para la creación y despliegue de aplicaciones basadas en Gemini. (6) Explorar Notebook LM, comprendiendo su propósito, cómo facilita la interacción con modelos de lenguaje para la investigación y el desarrollo, y sus funcionalidades principales. (7) Buscar ejemplos prácticos y sencillos de uso para Gemini AI Studio y Notebook LM, que ilustren cómo se pueden aplicar estas herramientas para tareas específicas. (8) Identificar otras herramientas o APIs relevantes dentro del ecosistema de Gemini que complementen las funcionalidades de Gemini AI Studio y Notebook LM, y describir brevemente su utilidad.</text:p>
          <text:p text:style-name="P14">Más</text:p>
          <text:p text:style-name="P14">Analizar resultados</text:p>
          <text:p text:style-name="P14">Crear informe</text:p>
          <text:p text:style-name="P14">Estará lista en unos minutos</text:p>
          <text:p text:style-name="Text_20_body">Modificar plan Empezar la investigación </text:p>
        </text:section>
        <text:section text:style-name="Sect1" text:name="feedback-form-1">
          <text:p text:style-name="P7"/>
        </text:section>
      </text:section>
      <text:section text:style-name="Sect1" text:name="a839845a39964c35">
        <text:p text:style-name="P7"/>
        <text:section text:style-name="Sect1" text:name="user-query-content-2">
          <text:p text:style-name="P9">Empezar la investigación </text:p>
        </text:section>
        <text:section text:style-name="Sect2" text:name="model-response-message-contentr_a839845a39964c35">
          <text:p text:style-name="P10">He completado la investigación. No dudes en hacerme más preguntas o pedirme cambios.</text:p>
          <text:p text:style-name="P14">Análisis y guía de Gemini. Completado29 may, 10:29</text:p>
          <text:p text:style-name="P8"><text:bookmark text:name="view-report-button-label"/>Abrir</text:p>
        </text:section>
        <text:section text:style-name="Sect1" text:name="feedback-form-2">
          <text:p text:style-name="P7"><text:soft-page-break/></text:p>
        </text:section>
      </text:section>
      <text:section text:style-name="Sect1" text:name="26236577f5a747fe">
        <text:p text:style-name="P7">Mostrar cuando piensa</text:p>
        <text:section text:style-name="Sect2" text:name="model-response-message-contentr_26236577f5a747fe">
          <text:p text:style-name="P8">¡Hola! He analizado el informe detallado sobre Gemini y su ecosistema. Basándome en él, he diseñado una aplicación web interactiva de una sola página. Esta aplicación tiene como objetivo presentar la información del informe de una manera clara, estructurada y fácil de explorar, permitiéndote navegar y comprender los conceptos clave de Gemini, los LLMs y las herramientas asociadas.</text:p>
          <text:p text:style-name="Text_20_body">La aplicación utilizará una navegación superior para acceder a las diferentes secciones, y cada sección principal tendrá un párrafo introductorio para contextualizar el contenido. Encontrarás elementos interactivos como tarjetas de información, contenido desplegable y gráficos para visualizar algunos conceptos.</text:p>
          <text:p text:style-name="P14">Aquí tienes la aplicación:</text:p>
          <text:p text:style-name="P14">Explorador Interactivo de Gemini AI</text:p>
          <text:p text:style-name="P14">29 may, 10:33</text:p>
          <text:p text:style-name="P8"><text:bookmark text:name="view-report-button-label Copia 1"/>Abrir</text:p>
          <text:p text:style-name="Text_20_body">Esta aplicación HTML contiene varias secciones clave:</text:p>
          <text:list text:style-name="L10">
            <text:list-item>
              <text:p text:style-name="P30"><text:span text:style-name="Strong_20_Emphasis">Inicio:</text:span> Una bienvenida y una breve introducción. </text:p>
            </text:list-item>
            <text:list-item>
              <text:p text:style-name="P30"><text:span text:style-name="Strong_20_Emphasis">¿Qué es Gemini?:</text:span> Explica el funcionamiento general, la arquitectura Transformer (con un gráfico conceptual de sus componentes) y las diferentes variantes de Gemini. </text:p>
            </text:list-item>
            <text:list-item>
              <text:p text:style-name="P30"><text:span text:style-name="Strong_20_Emphasis">LLMs y Gemini:</text:span> Detalla los fundamentos de los Modelos de Lenguaje Grandes, su proceso de entrenamiento (con un gráfico conceptual de escala de parámetros) y comparativas con el Machine Learning tradicional y la IA Simbólica. </text:p>
            </text:list-item>
            <text:list-item>
              <text:p text:style-name="P30"><text:span text:style-name="Strong_20_Emphasis">Capacidades:</text:span> Se enfoca en la multimodalidad, la ventana de contexto larga y Gemini Robotics. </text:p>
            </text:list-item>
            <text:list-item>
              <text:p text:style-name="P30"><text:span text:style-name="Strong_20_Emphasis">Ecosistema:</text:span> Presenta las principales herramientas de desarrollo (Gemini AI Studio, Vertex AI Studio, NotebookLM, Firebase AI Logic, Vertex AI Platform) en tarjetas interactivas que revelan más detalles y un ejemplo de uso al hacer clic. </text:p>
            </text:list-item>
            <text:list-item>
              <text:p text:style-name="P29"><text:span text:style-name="Strong_20_Emphasis">Conclusión:</text:span> Resume los puntos clave y las implicaciones futuras de Gemini. </text:p>
            </text:list-item>
          </text:list>
          <text:p text:style-name="Text_20_body">He utilizado Tailwind CSS para el diseño y la responsividad, y Chart.js para los dos gráficos conceptuales. El JavaScript se encarga de la navegación suave, los menús móviles, el contenido desplegable y la funcionalidad de los modales para las herramientas. La paleta de colores busca ser armónica y profesional, con un fondo neutro cálido y acentos sutiles.</text:p>
          <text:p text:style-name="Text_20_body">Espero que esta visualización interactiva te resulte útil para explorar y comprender el contenido del informe sobre Gemini. Puedes copiar el código HTML completo y gua</text:p>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10:39:20.752962514</meta:creation-date>
    <dc:date>2025-05-29T10:41:05.985642149</dc:date>
    <meta:editing-duration>PT1M46S</meta:editing-duration>
    <meta:editing-cycles>1</meta:editing-cycles>
    <meta:document-statistic meta:table-count="0" meta:image-count="0" meta:object-count="0" meta:page-count="10" meta:paragraph-count="201" meta:word-count="3734" meta:character-count="24902" meta:non-whitespace-character-count="21435"/>
    <meta:generator>LibreOffice/24.2.2.2$Linux_X86_64 LibreOffice_project/d56cc158d8a96260b836f100ef4b4ef25d6f1a01</meta:generator>
  </office:meta>
</office:document-meta>
</file>